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283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4.9673in"/>
    </style:style>
    <style:style style:name="co25" style:family="table-column">
      <style:table-column-properties fo:break-before="auto" style:column-width="2.2437in"/>
    </style:style>
    <style:style style:name="co26" style:family="table-column">
      <style:table-column-properties fo:break-before="auto" style:column-width="3.8953in"/>
    </style:style>
    <style:style style:name="co27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21"/>
    <style:style style:name="ce10" style:family="table-cell" style:parent-style-name="Default" style:data-style-name="N7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05/03/2022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 table:number-rows-repeated="104848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21T17:59:33.713491626</dc:date>
    <meta:editing-duration>P3DT8H38M39S</meta:editing-duration>
    <meta:editing-cycles>103</meta:editing-cycles>
    <meta:document-statistic meta:table-count="5" meta:cell-count="1772" meta:object-count="0"/>
  </office:meta>
</office:document-meta>
</file>